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4.1091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10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1.4819in" fo:break-before="auto" style:use-optimal-row-height="true"/>
    </style:style>
    <style:style style:name="ro11" style:family="table-row">
      <style:table-row-properties style:row-height="1.6681in" fo:break-before="auto" style:use-optimal-row-height="true"/>
    </style:style>
    <style:style style:name="ro12" style:family="table-row">
      <style:table-row-properties style:row-height="0.7492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3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6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6" table:default-cell-style-name="ce87"/>
        <table:table-column table:style-name="co47" table:number-columns-repeated="2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7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6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3">Algorithms: videos: </text:span>Priority Queues</text:p>
            <text:p><text:span text:style-name="T3">Algorithms: </text:span>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64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15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64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7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<text:span text:style-name="T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A Simple Guide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<text:span text:style-name="T3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<text:span text:style-name="T3">Spelunky</text:span>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Dungeon Keeper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Beneath a Steel Sky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Visual Reference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02" office:value-type="string" calcext:value-type="string">
            <text:p><text:span text:style-name="T15">Devil May Cry | </text:span>Metal Gear Rising: Revengeance</text:p>
          </table:table-cell>
          <table:table-cell table:style-name="ce192" office:value-type="string" calcext:value-type="string">
            <text:p>Shinob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3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87" office:value-type="string" calcext:value-type="string">
            <text:p>Fahrenheit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Prison Architect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Tomb Raider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5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Default"/>
          <table:table-cell table:style-name="ce164" office:value-type="string" calcext:value-type="string">
            <text:p>Her Story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Ico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5">Jedi Knight: Jedi Academy</text:span></text:p>
            <text:p><text:span text:style-name="T15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 table:number-columns-repeated="3"/>
          <table:table-cell table:style-name="ce102" office:value-type="string" calcext:value-type="string">
            <text:p>Little Nightmares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<text:span text:style-name="T7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02" office:value-type="string" calcext:value-type="string">
            <text:p>Snatcher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oma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87" office:value-type="string" calcext:value-type="string">
            <text:p>Spec Ops: The Lin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Super Mario 64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acom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The Legend of Zeld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ransistor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Default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ropico 5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4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N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Diablo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etal Gear Solid: Peace Walker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World</text:p>
          </table:table-cell>
          <table:table-cell table:style-name="ce119" table:number-columns-repeated="2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5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1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2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0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ce102" office:value-type="string" calcext:value-type="string">
            <text:p>This War of Mine: Katia, Bruno, Pavle (failed)</text:p>
          </table:table-cell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Pavle, Bruno, Marko</text:p>
          </table:table-cell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ce102" office:value-type="string" calcext:value-type="string">
            <text:p>This War of Mine: Iskra, Christo (DLC)</text:p>
          </table:table-cell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5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ce102" office:value-type="string" calcext:value-type="string">
            <text:p>This War of Mine: Bruno, Roman, Arica</text:p>
          </table:table-cell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ce102" office:value-type="string" calcext:value-type="string">
            <text:p>This War of Mine: Boris, Emilia, Marin</text:p>
          </table:table-cell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ce102" office:value-type="string" calcext:value-type="string">
            <text:p>This War of Mine: Emilia, Roman (New)</text:p>
          </table:table-cell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ce102" office:value-type="string" calcext:value-type="string">
            <text:p>This War of Mine: Arica, Marin, Katia</text:p>
          </table:table-cell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Marin, Arica, Katia, Misha (DLC)</text:p>
          </table:table-cell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5"/>
          <table:table-cell table:style-name="ce102" office:value-type="string" calcext:value-type="string">
            <text:p>This War of Mine: Roman, Katia</text:p>
          </table:table-cell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5"/>
          <table:table-cell table:style-name="ce102" office:value-type="string" calcext:value-type="string">
            <text:p>This War of Mine: Marko</text:p>
          </table:table-cell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5"/>
          <table:table-cell table:style-name="ce102" office:value-type="string" calcext:value-type="string">
            <text:p>This War of Mine: Zlata, Emilia, Kalina (DLC)</text:p>
          </table:table-cell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5"/>
          <table:table-cell table:style-name="ce102" office:value-type="string" calcext:value-type="string">
            <text:p>This War of Mine: Anton, Cveta</text:p>
          </table:table-cell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This War of Mine: Arica, Ivano, Henrik (DLC)</text:p>
          </table:table-cell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-&gt;This War of Mine: Zlata, Livia, Marko (New, Final cut)</text:p>
          </table:table-cell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2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2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2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31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3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5" table:number-rows-repeated="1048260">
          <table:table-cell table:number-columns-repeated="1018"/>
        </table:table-row>
        <table:table-row table:style-name="ro6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H54:Calendar_of_tasks.AH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23:26:18.83767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15T23:26:31.341948565</dc:date>
    <meta:editing-cycles>108</meta:editing-cycles>
    <meta:editing-duration>P2DT4H43M31S</meta:editing-duration>
    <meta:document-statistic meta:table-count="2" meta:cell-count="2681" meta:object-count="1"/>
  </office:meta>
</office:document-meta>
</file>